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Ques 10</text:p>
      <text:p text:style-name="Standard">#include &lt;stdio.h&gt;</text:p>
      <text:p text:style-name="Standard">int main(){</text:p>
      <text:p text:style-name="Standard">float gross, basic, DA, HRA;</text:p>
      <text:p text:style-name="Standard"/>
      <text:p text:style-name="Standard">printf("Enter the basic salary of employee \n");</text:p>
      <text:p text:style-name="Standard">scanf("%f", &amp; basic);</text:p>
      <text:p text:style-name="Standard"/>
      <text:p text:style-name="Standard">if(basic&lt;=10000)</text:p>
      <text:p text:style-name="Standard">{</text:p>
      <text:p text:style-name="Standard"><text:s text:c="4"/>DA=0.20*basic;</text:p>
      <text:p text:style-name="Standard"><text:s text:c="4"/>HRA=0.80*basic;</text:p>
      <text:p text:style-name="Standard"><text:s text:c="4"/>printf("DA=%f \nHRA=%f \n", DA,HRA);</text:p>
      <text:p text:style-name="Standard"><text:s text:c="4"/>printf("Gross Salary=%f", basic+DA+HRA);</text:p>
      <text:p text:style-name="Standard">}</text:p>
      <text:p text:style-name="Standard">else if(basic&lt;=20000 &amp;&amp; basic&gt;10000)</text:p>
      <text:p text:style-name="Standard">{</text:p>
      <text:p text:style-name="Standard"><text:s text:c="4"/>DA=0.25*basic;</text:p>
      <text:p text:style-name="Standard"><text:s text:c="4"/>HRA=0.90*basic;</text:p>
      <text:p text:style-name="Standard"><text:s text:c="4"/>printf("DA=%f \nHRA=%f \n", DA,HRA);</text:p>
      <text:p text:style-name="Standard"><text:s text:c="4"/>printf("Gross Salary=%f", basic+DA+HRA);</text:p>
      <text:p text:style-name="Standard">}</text:p>
      <text:p text:style-name="Standard">else</text:p>
      <text:p text:style-name="Standard">{</text:p>
      <text:p text:style-name="Standard"/>
      <text:p text:style-name="Standard"><text:s text:c="4"/>DA=0.30*basic;</text:p>
      <text:p text:style-name="Standard"><text:s text:c="4"/>HRA=0.95*basic;</text:p>
      <text:p text:style-name="Standard"><text:s text:c="4"/>printf("DA=%f \nHRA=%f \n", DA,HRA);</text:p>
      <text:p text:style-name="Standard"><text:s text:c="4"/>printf("Gross Salary=%f", basic+DA+HRA);</text:p>
      <text:p text:style-name="Standard">}</text:p>
      <text:p text:style-name="Standard"/>
      <text:p text:style-name="Standard">return 0;</text:p>
      <text:p text:style-name="Standard"/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reya chauhan</meta:initial-creator>
    <meta:creation-date>2021-10-05T20:48:51.31</meta:creation-date>
    <dc:date>2021-10-05T20:49:29.29</dc:date>
    <dc:creator>shreya chauhan</dc:creator>
    <meta:editing-duration>PT38S</meta:editing-duration>
    <meta:editing-cycles>1</meta:editing-cycles>
    <meta:generator>OpenOffice/4.1.5$Win32 OpenOffice.org_project/415m1$Build-9789</meta:generator>
    <meta:document-statistic meta:table-count="0" meta:image-count="0" meta:object-count="0" meta:page-count="1" meta:paragraph-count="29" meta:word-count="63" meta:character-count="570"/>
  </office:meta>
</office:document-meta>
</file>